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70AD47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mandine GAGNO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andy GUERI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lentin HALLE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29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Sandy GUERI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Amandine GAGNO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Réglage du depot distant</text:p>
          </table:table-cell>
          <table:table-cell office:value-type="string" table:content-validation-name="val2" table:style-name="ce21">
            <text:p>Valentin HALLE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30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Amandine GAGNON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Valentin HALLET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Sandy GUERIN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Amandine GAGNON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Sandy GUERIN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- S’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31">
            <text:p>Pseudo unique + email uniqu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ntrôle caractère alphanumériqu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Profil valide -&gt; PAGE D'ACCUEIL(liste enchere)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100 pts crédits à l'inscription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title/>
    <dc:description/>
    <dc:subject/>
    <meta:initial-creator>MARTIN Bruno</meta:initial-creator>
    <dc:creator>Amandine</dc:creator>
    <meta:creation-date>2017-12-06T13:08:19Z</meta:creation-date>
    <dc:date>2021-05-04T12:41:56Z</dc:date>
    <meta:editing-cycles>4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